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itle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Text_20_body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. UD4-4.2.</text:p>
      <text:p text:style-name="P1"/>
      <text:p text:style-name="P5">2. Se tiene un archivo de audio en formato MP3 cuyo tamaño es de 5,2 MB. Calcula la</text:p>
      <text:p text:style-name="P5">duración exacta de este fichero.</text:p>
      <text:p text:style-name="P3"/>
      <text:p text:style-name="P5">3. Descarga un sonido desde alguna de las plataformas vistas en el punto 1.4. Utiliza</text:p>
      <text:p text:style-name="P5">VLC Media Player (o Audacity en su defecto) para convertir el audio en los formatos</text:p>
      <text:p text:style-name="P5">MP3, OGG y WAV.</text:p>
      <text:p text:style-name="P3"/>
      <text:p text:style-name="P5">5. Descarga un vídeo desde alguna de las plataformas vistas en el punto 2.4, y realiza</text:p>
      <text:p text:style-name="P5">las siguientes tareas:</text:p>
      <text:p text:style-name="P5">a) Utiliza VLC Media Player para convertir el vídeo en los formatos MP4, OGG y</text:p>
      <text:p text:style-name="P5">WebM.</text:p>
      <text:p text:style-name="P5">b) Fíjate en el tipo de compresión e indica cuál es (Theora + Vorbis: ogg, H.264 +</text:p>
      <text:p text:style-name="P5">MP3: mp4, etc).</text:p>
      <text:p text:style-name="P5">c) Modifica la tasa de bits u otras características con el fin de realizar una conversión</text:p>
      <text:p text:style-name="P5">de buena calidad pero que ocupe lo mínimo posible.</text:p>
      <text:p text:style-name="P3"/>
      <text:p text:style-name="P5">7. Entre las funciones que proporciona el atributo de animación, se implementa la</text:p>
      <text:p text:style-name="P5">posibilidad de que la animación se repita un número determinado de veces.</text:p>
      <text:p text:style-name="P5">Reescribe el código del apartado 3.2 para que la animación se repita cinco veces.</text:p>
      <text:p text:style-name="P3"/>
      <text:p text:style-name="P5">8. Diseña los códigos HTML y CSS necesarios para que un rectángulo de dimensiones</text:p>
      <text:p text:style-name="P5">300 px de altura, por 400 px de anchura, disminuya su tamaño a la mitad al pasar el</text:p>
      <text:p text:style-name="P5">ratón sobre él. Además, el color debe cambiar de un instante al otro.</text:p>
      <text:p text:style-name="P3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9. Diseña los códigos HTML y CSS necesarios para crear dos cuadrados cuyo lado sea</text:p>
      <text:p text:style-name="P5">de 30 px, de color rojo. En este caso, solo debe “animarse” el cuadrado sobre el que</text:p>
      <text:p text:style-name="P5">pase el ratón, que debe convertirse en un rectángulo de la misma altura y el doble</text:p>
      <text:p text:style-name="P5">de anchura de color azu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9:19:45.960982862</meta:creation-date>
    <dc:date>2025-01-16T13:47:19.527549505</dc:date>
    <meta:editing-duration>PT1H12M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278" meta:character-count="1497" meta:non-whitespace-character-count="1243"/>
  </office:meta>
</office:document-meta>
</file>